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P10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170adb" style:font-name-asian="Noto Sans CJK JP" style:font-size-asian="24pt" style:language-asian="ja" style:country-asian="JP" style:font-size-complex="24pt"/>
    </style:style>
    <style:style style:name="P10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2c9a1" officeooo:paragraph-rsid="0322c9a1" style:font-name-asian="Noto Sans CJK JP" style:font-size-asian="24pt" style:language-asian="ja" style:country-asian="JP" style:font-size-complex="24pt"/>
    </style:style>
    <style:style style:name="P11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32655" officeooo:paragraph-rsid="03232655" style:font-name-asian="Noto Sans CJK JP" style:font-size-asian="24pt" style:language-asian="ja" style:country-asian="JP" style:font-size-complex="24pt"/>
    </style:style>
    <style:style style:name="P11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47590" officeooo:paragraph-rsid="03247590" style:font-name-asian="Noto Sans CJK JP" style:font-size-asian="24pt" style:language-asian="ja" style:country-asian="JP" style:font-size-complex="24pt"/>
    </style:style>
    <style:style style:name="P11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7d873" officeooo:paragraph-rsid="0327d873" style:font-name-asian="Noto Sans CJK JP" style:font-size-asian="24pt" style:language-asian="ja" style:country-asian="JP" style:font-size-complex="24pt"/>
    </style:style>
    <style:style style:name="P11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318f1" officeooo:paragraph-rsid="033318f1" style:font-name-asian="Noto Sans CJK JP" style:font-size-asian="24pt" style:language-asian="ja" style:country-asian="JP" style:font-size-complex="24pt"/>
    </style:style>
    <style:style style:name="P11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officeooo:paragraph-rsid="0343a9c4"/>
    </style:style>
    <style:style style:name="P11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61a8f" officeooo:paragraph-rsid="03361a8f" style:font-name-asian="Noto Sans CJK JP" style:font-size-asian="24pt" style:language-asian="ja" style:country-asian="JP" style:font-size-complex="24pt"/>
    </style:style>
    <style:style style:name="P11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7617b" officeooo:paragraph-rsid="0337617b" style:font-name-asian="Noto Sans CJK JP" style:font-size-asian="24pt" style:language-asian="ja" style:country-asian="JP" style:font-size-complex="24pt"/>
    </style:style>
    <style:style style:name="P11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3170adb"/>
    </style:style>
    <style:style style:name="P11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4eec60" officeooo:paragraph-rsid="034eec60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T29" style:family="text">
      <style:text-properties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0" style:family="text">
      <style:text-properties style:font-name="Noto Sans CJK JP" fo:font-size="24pt" officeooo:rsid="0342e6b0" style:font-name-asian="Noto Sans CJK JP" style:font-size-asian="24pt" style:language-asian="ja" style:country-asian="JP" style:font-size-complex="24pt"/>
    </style:style>
    <style:style style:name="T31" style:family="text">
      <style:text-properties style:font-name="Noto Sans CJK JP" fo:font-size="24pt" style:text-underline-style="solid" style:text-underline-width="auto" style:text-underline-color="font-color" fo:font-weight="bold" officeooo:rsid="0342e6b0" style:font-name-asian="Noto Sans CJK JP" style:font-size-asian="24pt" style:language-asian="ja" style:country-asian="JP" style:font-weight-asian="bold" style:font-size-complex="24pt" style:font-weight-complex="bold"/>
    </style:style>
    <style:style style:name="T32" style:family="text">
      <style:text-properties fo:color="#729fcf" loext:opacity="100%"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3" style:family="text">
      <style:text-properties fo:color="#729fcf" loext:opacity="100%" style:font-name="Noto Sans CJK JP" fo:font-size="24pt" officeooo:rsid="0343a9c4" style:font-name-asian="Noto Sans CJK JP" style:font-size-asian="24pt" style:language-asian="ja" style:country-asian="JP" style:font-size-complex="24pt"/>
    </style:style>
    <style:style style:name="T34" style:family="text">
      <style:text-properties fo:color="#729fcf" loext:opacity="100%" style:font-name="Noto Sans CJK JP" fo:font-size="24pt" style:text-underline-style="solid" style:text-underline-width="auto" style:text-underline-color="font-color" fo:font-weight="bold" officeooo:rsid="0343a9c4" style:font-name-asian="Noto Sans CJK JP" style:font-size-asian="24pt" style:language-asian="ja" style:country-asian="JP" style:font-weight-asian="bold" style:font-size-complex="24pt" style:font-weight-complex="bold"/>
    </style:style>
    <style:style style:name="T35" style:family="text">
      <style:text-properties officeooo:rsid="0351b550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108">２０２５年０６月２９日演習：</text:p>
      <text:p text:style-name="P108">１．午後３時まで<text:ruby text:style-name="Ru1"><text:ruby-base>香</text:ruby-base><text:ruby-text>かお</text:ruby-text></text:ruby>りさんを<text:ruby text:style-name="Ru1"><text:ruby-base>待</text:ruby-base><text:ruby-text>ま</text:ruby-text></text:ruby>っていましたが、<text:ruby text:style-name="Ru1"><text:ruby-base>香</text:ruby-base><text:ruby-text>かお</text:ruby-text></text:ruby>りさんは来ませんでした。</text:p>
      <text:p text:style-name="P109">２．今日は<text:ruby text:style-name="Ru1"><text:ruby-base>寒</text:ruby-base><text:ruby-text>さむ</text:ruby-text></text:ruby>いから、海で<text:ruby text:style-name="Ru1"><text:ruby-base>泳</text:ruby-base><text:ruby-text>およ</text:ruby-text></text:ruby>がない。</text:p>
      <text:p text:style-name="P110">３．<text:ruby text:style-name="Ru1"><text:ruby-base>電車</text:ruby-base><text:ruby-text>でんしゃ</text:ruby-text></text:ruby>に乗りました。でも、<text:ruby text:style-name="Ru1"><text:ruby-base>新幹線</text:ruby-base><text:ruby-text>しんかんせん</text:ruby-text></text:ruby>に<text:ruby text:style-name="Ru1"><text:ruby-base>乗</text:ruby-base><text:ruby-text>の</text:ruby-text></text:ruby>りませんでした。</text:p>
      <text:p text:style-name="P111">４．つねみさんは、毎週土曜日に車を洗っています。</text:p>
      <text:p text:style-name="P111">５．今、友達と買い物しています。</text:p>
      <text:p text:style-name="P112">６．キキはかっこよくて、素晴らしいから、好きです。</text:p>
      <text:p text:style-name="P112"/>
      <text:p text:style-name="P112">A: たつやさん、学食が好きですか。</text:p>
      <text:p text:style-name="P112">B: はい、安くて、美味しくて、大好きです。</text:p>
      <text:p text:style-name="P112">A: そうですか。どんな物が好きですか。</text:p>
      <text:p text:style-name="P112">B: そうですね。<text:ruby text:style-name="Ru1"><text:ruby-base>焼</text:ruby-base><text:ruby-text>やき</text:ruby-text></text:ruby>きそばが美味しいです。あ、でも、そばよりカレーライスの方が美味しいですよ。</text:p>
      <text:p text:style-name="P112"/>
      <text:p text:style-name="P112">７．日本語は楽しくて、面白いですが、難しいです。</text:p>
      <text:p text:style-name="P112">８．ドラえもんは青くて、かわいくて、怖くないです！</text:p>
      <text:p text:style-name="P112">９．寿司の中でサーモンが一番美味しいです。</text:p>
      <text:p text:style-name="P112">１０．動物の中で猫が一番かわいいです。</text:p>
      <text:p text:style-name="P112">１１．車の方が自転車より欲しいです。</text:p>
      <text:p text:style-name="P112">１２．私は動物が好きだから、犬が欲しいです。</text:p>
      <text:p text:style-name="P112">１３．A: アイカさん、日本語の方がフランス語より簡単ですか。B: いいえ、日本語の方がフランス語より難しいです。</text:p>
      <text:p text:style-name="P112">１４．飲み物の中で抹茶とラムネが一番美味しいです。</text:p>
      <text:p text:style-name="P113">１５．本を読むことと絵を書くこととどちらの方が好きですか。</text:p>
      <text:p text:style-name="P113">１６．家族の中で誰が一番優しいですか。</text:p>
      <text:p text:style-name="P108"/>
      <text:p text:style-name="P108">2025年6月5日演習：</text:p>
      <text:p text:style-name="P114"><text:span text:style-name="T29">→ なろ </text:span><text:span text:style-name="T30">with adjectives: na-adjective + なる = 好き</text:span><text:span text:style-name="T31">になる</text:span><text:span text:style-name="T30">、i-adjectives + なる = 暑</text:span><text:span text:style-name="T31">くなる</text:span><text:span text:style-name="T30">。</text:span></text:p>
      <text:p text:style-name="P115">０１．夏は<text:ruby text:style-name="Ru1"><text:ruby-base>気候</text:ruby-base><text:ruby-text>きこう</text:ruby-text></text:ruby>が<text:ruby text:style-name="Ru1"><text:ruby-base>暑</text:ruby-base><text:ruby-text>あつ</text:ruby-text></text:ruby>くなります。</text:p>
      <text:p text:style-name="P116">０２．漢字の勉強が<text:ruby text:style-name="Ru1"><text:ruby-base>楽</text:ruby-base><text:ruby-text>たの</text:ruby-text></text:ruby>しくなりました。</text:p>
      <text:p text:style-name="P116">０３．４月から仕事が<text:ruby text:style-name="Ru1"><text:ruby-base>忙</text:ruby-base><text:ruby-text>いそが</text:ruby-text></text:ruby>しくなります。</text:p>
      <text:p text:style-name="P116">０４．動物が好きになりました。</text:p>
      <text:p text:style-name="P116">０５．友達に<text:ruby text:style-name="Ru1"><text:ruby-base>来</text:ruby-base><text:ruby-text>き</text:ruby-text></text:ruby>たから、<text:ruby text:style-name="Ru1"><text:ruby-base>賑</text:ruby-base><text:ruby-text>にぎ</text:ruby-text></text:ruby>やかになりました。</text:p>
      <text:p text:style-name="P108">０６．漢字の<text:ruby text:style-name="Ru1"><text:ruby-base>練習</text:ruby-base><text:ruby-text>れんしゅう</text:ruby-text></text:ruby>をしたから、<text:ruby text:style-name="Ru1"><text:ruby-base>上手</text:ruby-base><text:ruby-text>じょうず</text:ruby-text></text:ruby>になりました。</text:p>
      <text:p text:style-name="P108">０７．<text:ruby text:style-name="Ru1"><text:ruby-base>漫画</text:ruby-base><text:ruby-text>まんが</text:ruby-text></text:ruby>のキャラクターがかっこよくなりました。</text:p>
      <text:p text:style-name="P108">０８．午後３時から、天気が悪くなります。</text:p>
      <text:p text:style-name="P108">０９．サッカーの<text:ruby text:style-name="Ru1"><text:ruby-base>練習</text:ruby-base><text:ruby-text>れんしゅう</text:ruby-text></text:ruby>をしなかったから、<text:ruby text:style-name="Ru1"><text:ruby-base>下手</text:ruby-base><text:ruby-text>へた</text:ruby-text></text:ruby>になった。</text:p>
      <text:p text:style-name="P108">１０．A1レベルよりA2レベルの<text:ruby text:style-name="Ru1"><text:ruby-base>方</text:ruby-base><text:ruby-text>ほう</text:ruby-text></text:ruby>が漢字が<text:ruby text:style-name="Ru1"><text:ruby-base>難</text:ruby-base><text:ruby-text>むずか</text:ruby-text></text:ruby>しくなりました。</text:p>
      <text:p text:style-name="P108">１１．友達の中で誰が一番背が高くなりましたか。</text:p>
      <text:p text:style-name="P108">１２．<text:ruby text:style-name="Ru1"><text:ruby-base>家族</text:ruby-base><text:ruby-text>かぞく</text:ruby-text></text:ruby>の中で誰が一番<text:ruby text:style-name="Ru1"><text:ruby-base>料理</text:ruby-base><text:ruby-text>りょうり</text:ruby-text></text:ruby>が<text:ruby text:style-name="Ru1"><text:ruby-base>上手</text:ruby-base><text:ruby-text>じょうず</text:ruby-text></text:ruby>になりましたか。</text:p>
      <text:p text:style-name="P117"><text:span text:style-name="T32">→ <text:s/>なる </text:span><text:span text:style-name="T33">with nouns: 先生</text:span><text:span text:style-name="T34">になる</text:span><text:span text:style-name="T33">、友達</text:span><text:span text:style-name="T34">になる</text:span><text:span text:style-name="T33">、大学生</text:span><text:span text:style-name="T34">になる</text:span><text:span text:style-name="T33">。</text:span></text:p>
      <text:p text:style-name="P108">１３．４月から大学生になります。</text:p>
      <text:p text:style-name="P108">１４．来月から、母になります。</text:p>
      <text:p text:style-name="P108">１５．日本に行って、<text:ruby text:style-name="Ru1"><text:ruby-base>英語</text:ruby-base><text:ruby-text>えいご</text:ruby-text></text:ruby>の先生になります。</text:p>
      <text:p text:style-name="P108">１６．去年、日本で大学生になりました。</text:p>
      <text:p text:style-name="P108">１７．あの人と友達になりたい。</text:p>
      <text:p text:style-name="P108">１８．日本語の先生になりたいです。</text:p>
      <text:p text:style-name="P108">１９．私はアメリカに<text:ruby text:style-name="Ru1"><text:ruby-base>留学</text:ruby-base><text:ruby-text>りゅうがく</text:ruby-text></text:ruby>したいです。アメリカに行って、<text:ruby text:style-name="Ru1"><text:ruby-base>医者</text:ruby-base><text:ruby-text>いしゃ</text:ruby-text></text:ruby>になりたいです。</text:p>
      <text:p text:style-name="P108">２０．漢字の勉強をして、日本語の先生になりたいです。</text:p>
      <text:p text:style-name="P108">２１．<text:ruby text:style-name="Ru1"><text:ruby-base>留学生</text:ruby-base><text:ruby-text>りゅうがくせい</text:ruby-text></text:ruby>して、日本人の友達になりたかったです。</text:p>
      <text:p text:style-name="P108">２２．先生になりたかったです。でも、<text:ruby text:style-name="Ru1"><text:ruby-base>医者</text:ruby-base><text:ruby-text>いしゃ</text:ruby-text></text:ruby>になりました。</text:p>
      <text:p text:style-name="P118">Write <text:span text:style-name="T35">Exercise</text:span>: 私はソフトウェアエンジニアです。でも、ゲーム開発者になります。</text:p>
      <text:p text:style-name="P108"/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7-05T23:14:48.483799679</dc:date>
    <meta:editing-duration>P3DT12H26M13S</meta:editing-duration>
    <meta:editing-cycles>836</meta:editing-cycles>
    <meta:generator>LibreOffice/24.8.7.2$Linux_X86_64 LibreOffice_project/480$Build-2</meta:generator>
    <meta:document-statistic meta:table-count="0" meta:image-count="0" meta:object-count="0" meta:page-count="2" meta:paragraph-count="498" meta:word-count="10573" meta:character-count="11502" meta:non-whitespace-character-count="11256"/>
  </office:meta>
</office:document-meta>
</file>